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266808741" text:style-name="L1">
        <text:list-item>
          <text:p text:style-name="P3">Principaux apports du papier</text:p>
        </text:list-item>
      </text:list>
      <text:p text:style-name="P2">Propose un modèle pour comprendre les différents objet d'une page web en se basant sur ses fonctionnalités.</text:p>
      <text:p text:style-name="P2">Spécifie une approche automatique pour détecter la catégorie et les propriétés fonctionnelles d'un objet.</text:p>
      <text:p text:style-name="P1"/>
      <text:list xml:id="list1464675621" text:continue-numbering="true" text:style-name="L1">
        <text:list-item>
          <text:p text:style-name="P3">Fils conducteur et motivation principale</text:p>
        </text:list-item>
      </text:list>
      <text:p text:style-name="P1"/>
      <text:p text:style-name="P2">L' émergence des supports dans les web implique d'augmenter la capacité des contenus web. Dans la réalisation de cette tache, la compréhension de la structure d'une page web est importante.</text:p>
      <text:p text:style-name="P2"/>
      <text:list xml:id="list1901963154" text:continue-numbering="true" text:style-name="L1">
        <text:list-item>
          <text:p text:style-name="P3">Verrou levé et état de l'art</text:p>
        </text:list-item>
      </text:list>
      <text:p text:style-name="P2"/>
      <text:p text:style-name="P2">Html mélange les informations structurelles et de présentation du contenu.</text:p>
      <text:p text:style-name="P2">Manque d'information structurelle, bien que CSS aide, pas suffisant pour extraire une structure sémantique riche.</text:p>
      <text:p text:style-name="P2">Mauvaise utilisation des balises de structure dans la conception des pages</text:p>
      <text:p text:style-name="P2"/>
      <text:list xml:id="list653495283" text:continue-numbering="true" text:style-name="L1">
        <text:list-item>
          <text:p text:style-name="P3">Approche</text:p>
        </text:list-item>
      </text:list>
      <text:p text:style-name="P1"/>
      <text:p text:style-name="P2">L'approche présente un modèle d'objet basé sur les fonctions. Il propose de définir une méthode pour comprendre l'intention de l'auteur.</text:p>
      <text:p text:style-name="P2"/>
      <text:p text:style-name="P2">Approche automatique pour détecter les propriétés fonctionnelles et les catégories.</text:p>
      <text:p text:style-name="P2">Détecte les catégories suivant un algorithme de partitionnement basé sur une distance de différence visuel . </text:p>
      <text:p text:style-name="P2"/>
      <text:p text:style-name="P2"/>
      <text:list xml:id="list1969457420" text:continue-numbering="true" text:style-name="L1">
        <text:list-item>
          <text:p text:style-name="P3">Résultats</text:p>
        </text:list-item>
        <text:list-item>
          <text:p text:style-name="P3">Intérêt d'avoir lu cet artic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8T15:43:42</meta:creation-date>
    <meta:generator>LibreOffice/3.5$Linux_x86 LibreOffice_project/350m1$Build-2</meta:generator>
    <dc:date>2014-02-09T19:19:54</dc:date>
    <dc:creator>Asus </dc:creator>
    <meta:editing-duration>PT38M</meta:editing-duration>
    <meta:editing-cycles>22</meta:editing-cycles>
    <meta:document-statistic meta:table-count="0" meta:image-count="0" meta:object-count="0" meta:page-count="1" meta:paragraph-count="15" meta:word-count="171" meta:character-count="1145" meta:non-whitespace-character-count="994"/>
  </office:meta>
</office:document-meta>
</file>